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Courier New" fo:font-size="9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Courier New" fo:font-size="9pt" fo:letter-spacing="normal" fo:font-style="normal" fo:font-weight="normal"/>
    </style:style>
    <style:style style:name="T1" style:family="text">
      <style:text-properties style:font-name="Courier New" fo:font-size="9pt" fo:font-style="normal" fo:font-weight="normal"/>
    </style:style>
    <style:style style:name="T2" style:family="text">
      <style:text-properties style:font-name-asian="Courier New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.navigator.userAgent</text:p>
      <text:p text:style-name="P2"><text:s/></text:p>
      <text:p text:style-name="P3">1) Chrome</text:p>
      <text:p text:style-name="P3">Win7:</text:p>
      <text:p text:style-name="P3"><text:bookmark-start text:name="__DdeLink__261_1997626700"/><text:bookmark-start text:name="__DdeLink__268_1997626700"/>Mozilla/5.0<text:bookmark-end text:name="__DdeLink__261_1997626700"/> (Windows NT 6.1; WOW64) AppleWebKit/535.1 (KHTML, like Gecko) Chrome/14.0.835.163 Safari/535.1<text:bookmark-end text:name="__DdeLink__268_1997626700"/></text:p>
      <text:p text:style-name="P2"><text:s/></text:p>
      <text:p text:style-name="P3">2) Firefox</text:p>
      <text:p text:style-name="P3">Win7:</text:p>
      <text:p text:style-name="P3"><text:bookmark-start text:name="__DdeLink__270_1997626700"/>Mozilla/5.0 (Windows NT 6.1; WOW64; rv:6.0) Gecko/20100101 Firefox/6.0<text:bookmark-end text:name="__DdeLink__270_1997626700"/></text:p>
      <text:p text:style-name="P2"><text:s/></text:p>
      <text:p text:style-name="P3">3) Safari</text:p>
      <text:p text:style-name="P3">Win7:</text:p>
      <text:p text:style-name="P3"><text:bookmark-start text:name="__DdeLink__272_1997626700"/>Mozilla/5.0 (Windows NT 6.1; WOW64) AppleWebKit/534.50 (KHTML, like Gecko) Version/5.1 Safari/534.50<text:bookmark-end text:name="__DdeLink__272_1997626700"/></text:p>
      <text:p text:style-name="P2"><text:s/></text:p>
      <text:p text:style-name="P3">4) Opera</text:p>
      <text:p text:style-name="P3">Win7:</text:p>
      <text:p text:style-name="P3"><text:bookmark-start text:name="__DdeLink__263_1997626700"/><text:bookmark-start text:name="__DdeLink__275_1997626700"/>Opera/9.80<text:bookmark-end text:name="__DdeLink__263_1997626700"/> (Windows NT 6.1; U; zh-cn) Presto/2.9.168 Version/11.50<text:bookmark-end text:name="__DdeLink__275_1997626700"/></text:p>
      <text:p text:style-name="P2"><text:s/></text:p>
      <text:p text:style-name="P3">5) IE</text:p>
      <text:p text:style-name="P2"><text:span text:style-name="T1">Win7+ie9</text:span><text:span text:style-name="T2">：</text:span></text:p>
      <text:p text:style-name="P3"><text:bookmark-start text:name="__DdeLink__277_1997626700"/>Mozilla/5.0 (compatible; MSIE 9.0; Windows NT 6.1; Win64; x64; Trident/5.0; .NET CLR 2.0.50727; SLCC2; .NET CLR 3.5.30729; .NET CLR 3.0.30729; Media Center PC 6.0; InfoPath.3; .NET4.0C; Tablet PC 2.0; .NET4.0E)<text:bookmark-end text:name="__DdeLink__277_1997626700"/></text:p>
      <text:p text:style-name="P2"><text:s/></text:p>
      <text:p text:style-name="P2"><text:span text:style-name="T1">Win7+ie8</text:span><text:span text:style-name="T2">：</text:span></text:p>
      <text:p text:style-name="P3"><text:bookmark-start text:name="__DdeLink__265_1997626700"/><text:bookmark-start text:name="__DdeLink__280_1997626700"/>Mozilla/4.0<text:bookmark-end text:name="__DdeLink__265_1997626700"/> (compatible; MSIE 8.0; Windows NT 6.1; WOW64; Trident/4.0; SLCC2; .NET CLR 2.0.50727; .NET CLR 3.5.30729; .NET CLR 3.0.30729; Media Center PC 6.0; .NET4.0C; InfoPath.3)<text:bookmark-end text:name="__DdeLink__280_1997626700"/></text:p>
      <text:p text:style-name="P2"><text:s/></text:p>
      <text:p text:style-name="P2"><text:span text:style-name="T1">WinXP+ie8</text:span><text:span text:style-name="T2">：</text:span></text:p>
      <text:p text:style-name="P3"><text:bookmark-start text:name="__DdeLink__282_1997626700"/>Mozilla/4.0 (compatible; MSIE 8.0; Windows NT 5.1; Trident/4.0; GTB7.0)</text:p>
      <text:p text:style-name="P2"><text:s/><text:bookmark-end text:name="__DdeLink__282_1997626700"/></text:p>
      <text:p text:style-name="P2"><text:span text:style-name="T1">WinXP+ie7</text:span><text:span text:style-name="T2">：</text:span></text:p>
      <text:p text:style-name="P3"><text:bookmark-start text:name="__DdeLink__284_1997626700"/>Mozilla/4.0 (compatible; MSIE 7.0; Windows NT 5.1)<text:bookmark-end text:name="__DdeLink__284_1997626700"/></text:p>
      <text:p text:style-name="P2"><text:s/></text:p>
      <text:p text:style-name="P2"><text:span text:style-name="T1">WinXP+ie6</text:span><text:span text:style-name="T2">：</text:span></text:p>
      <text:p text:style-name="P3"><text:bookmark-start text:name="__DdeLink__286_1997626700"/>Mozilla/4.0 (compatible; MSIE 6.0; Windows NT 5.1; SV1)<text:bookmark-end text:name="__DdeLink__286_1997626700"/></text:p>
      <text:p text:style-name="P2"><text:s/></text:p>
      <text:p text:style-name="P2"><text:span text:style-name="T1">6) </text:span><text:span text:style-name="T2">傲游</text:span></text:p>
      <text:p text:style-name="P2"><text:span text:style-name="T2">傲游</text:span><text:span text:style-name="T1">3.1.7</text:span><text:span text:style-name="T2">在</text:span><text:span text:style-name="T1">Win7+ie9,</text:span><text:span text:style-name="T2">高速模式</text:span><text:span text:style-name="T1">:</text:span></text:p>
      <text:p text:style-name="P3"><text:bookmark-start text:name="__DdeLink__288_1997626700"/>Mozilla/5.0 (Windows; U; Windows NT 6.1; ) AppleWebKit/534.12 (KHTML, like Gecko) Maxthon/3.0 Safari/534.12</text:p>
      <text:p text:style-name="P2"><text:s/><text:bookmark-end text:name="__DdeLink__288_1997626700"/></text:p>
      <text:p text:style-name="P2"><text:span text:style-name="T2">傲游</text:span><text:span text:style-name="T1">3.1.7</text:span><text:span text:style-name="T2">在</text:span><text:span text:style-name="T1">Win7+ie9,IE</text:span><text:span text:style-name="T2">内核兼容模式</text:span><text:span text:style-name="T1">:</text:span></text:p>
      <text:p text:style-name="P3">Mozilla/4.0 (compatible; MSIE 7.0; Windows NT 6.1; WOW64; Trident/5.0; SLCC2; .NET CLR 2.0.50727; .NET CLR 3.5.30729; .NET CLR 3.0.30729; Media Center PC 6.0; InfoPath.3; .NET4.0C; .NET4.0E)</text:p>
      <text:p text:style-name="P2"><text:s/></text:p>
      <text:p text:style-name="P2"><text:span text:style-name="T1">7) </text:span><text:span text:style-name="T2">搜狗</text:span></text:p>
      <text:p text:style-name="P2"><text:span text:style-name="T2">搜狗</text:span><text:span text:style-name="T1">3.0</text:span><text:span text:style-name="T2">在</text:span><text:span text:style-name="T1">Win7+ie9,IE</text:span><text:span text:style-name="T2">内核兼容模式</text:span><text:span text:style-name="T1">:</text:span></text:p>
      <text:p text:style-name="P3">Mozilla/4.0 (compatible; MSIE 7.0; Windows NT 6.1; WOW64; Trident/5.0; SLCC2; .NET CLR 2.0.50727; .NET CLR 3.5.30729; .NET CLR 3.0.30729; Media Center PC 6.0; InfoPath.3; .NET4.0C; .NET4.0E; SE 2.X MetaSr 1.0)</text:p>
      <text:p text:style-name="P2"><text:s/></text:p>
      <text:p text:style-name="P2"><text:span text:style-name="T2">搜狗</text:span><text:span text:style-name="T1">3.0</text:span><text:span text:style-name="T2">在</text:span><text:span text:style-name="T1">Win7+ie9,</text:span><text:span text:style-name="T2">高速模式</text:span><text:span text:style-name="T1">:</text:span></text:p>
      <text:p text:style-name="P3">Mozilla/5.0 (Windows; U; Windows NT 6.1; en-US) AppleWebKit/534.3 (KHTML, like Gecko) Chrome/6.0.472.33 Safari/534.3 SE 2.X MetaSr 1.0</text:p>
      <text:p text:style-name="P2"><text:s/></text:p>
      <text:p text:style-name="P3">8) 360</text:p>
      <text:p text:style-name="P2"><text:span text:style-name="T1">360</text:span><text:span text:style-name="T2">浏览器</text:span><text:span text:style-name="T1">3.0</text:span><text:span text:style-name="T2">在</text:span><text:span text:style-name="T1">Win7+ie9:</text:span></text:p>
      <text:p text:style-name="P3">Mozilla/5.0 (compatible; MSIE 9.0; Windows NT 6.1; WOW64; Trident/5.0; SLCC2; .NET CLR 2.0.50727; .NET CLR 3.5.30729; .NET CLR 3.0.30729; Media Center PC 6.0; InfoPath.3; .NET4.0C; .NET4.0E)</text:p>
      <text:p text:style-name="P2"><text:s/></text:p>
      <text:p text:style-name="P2"><text:span text:style-name="T1">9) QQ</text:span><text:span text:style-name="T2">浏览器</text:span></text:p>
      <text:p text:style-name="P2"><text:span text:style-name="T1">QQ</text:span><text:span text:style-name="T2">浏览器</text:span><text:span text:style-name="T1">6.9(11079)</text:span><text:span text:style-name="T2">在</text:span><text:span text:style-name="T1">Win7+ie9,</text:span><text:span text:style-name="T2">极速模式</text:span><text:span text:style-name="T1">:</text:span></text:p>
      <text:p text:style-name="P3"><text:soft-page-break/>Mozilla/5.0 (Windows NT 6.1) AppleWebKit/535.1 (KHTML, like Gecko) Chrome/13.0.782.41 Safari/535.1 QQBrowser/6.9.11079.201</text:p>
      <text:p text:style-name="P2"><text:s/></text:p>
      <text:p text:style-name="P2"><text:span text:style-name="T1">QQ</text:span><text:span text:style-name="T2">浏览器</text:span><text:span text:style-name="T1">6.9(11079)</text:span><text:span text:style-name="T2">在</text:span><text:span text:style-name="T1">Win7+ie9,IE</text:span><text:span text:style-name="T2">内核兼容模式</text:span><text:span text:style-name="T1">:</text:span></text:p>
      <text:p text:style-name="P3">Mozilla/4.0 (compatible; MSIE 7.0; Windows NT 6.1; WOW64; Trident/5.0; SLCC2; .NET CLR 2.0.50727; .NET CLR 3.5.30729; .NET CLR 3.0.30729; Media Center PC 6.0; InfoPath.3; .NET4.0C; .NET4.0E) QQBrowser/6.9.11079.201</text:p>
      <text:p text:style-name="P2"><text:s/></text:p>
      <text:p text:style-name="P2"><text:span text:style-name="T1">10) </text:span><text:span text:style-name="T2">阿云浏览器</text:span></text:p>
      <text:p text:style-name="P2"><text:span text:style-name="T2">阿云浏览器</text:span><text:span text:style-name="T1">1.3.0.1724 Beta(</text:span><text:span text:style-name="T2">编译日期</text:span><text:span text:style-name="T1">2011-12-05)</text:span><text:span text:style-name="T2">在</text:span><text:span text:style-name="T1">Win7+ie9:</text:span></text:p>
      <text:p text:style-name="P3"><text:bookmark-start text:name="__DdeLink__290_1997626700"/>Mozilla/5.0 (compatible; MSIE 9.0; Windows NT 6.1; WOW64; Trident/5.0)</text:p>
      <text:p text:style-name="Text_20_body"><text:bookmark-end text:name="__DdeLink__290_1997626700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52:23.398717808</meta:creation-date>
    <dc:date>2019-10-10T19:17:06.397778300</dc:date>
    <meta:editing-duration>PT2H25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411" meta:character-count="2551" meta:non-whitespace-character-count="2263"/>
  </office:meta>
</office:document-meta>
</file>